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level_20_4">
      <style:paragraph-properties fo:margin-left="0in" fo:margin-right="0in" fo:text-indent="0in" style:auto-text-indent="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keep-with-next="always"/>
    </style:style>
    <style:style style:name="P20" style:family="paragraph" style:parent-style-name="Table_20_Contents">
      <style:paragraph-properties fo:keep-with-next="always"/>
      <style:text-properties fo:font-weight="bold" style:font-weight-asian="bold" style:font-weight-complex="bold"/>
    </style:style>
    <style:style style:name="P21" style:family="paragraph" style:parent-style-name="Text_20_body" style:list-style-name="WW8Num2"/>
    <style:style style:name="P22" style:family="paragraph" style:parent-style-name="Text_20_body" style:list-style-name="WW8Num3"/>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2">
      <style:paragraph-properties fo:margin-left="0.5in" fo:margin-right="0in" fo:text-indent="-0.25in" style:auto-text-indent="false"/>
    </style:style>
    <style:style style:name="P26" style:family="paragraph" style:parent-style-name="Heading_20_1" style:master-page-name="MyHeader1">
      <style:paragraph-properties style:page-number="1" fo:break-before="page"/>
    </style:style>
    <style:style style:name="P27" style:family="paragraph" style:parent-style-name="template" style:list-style-name="L4">
      <style:text-properties fo:font-style="normal" style:font-style-asian="normal" style:font-style-complex="normal"/>
    </style:style>
    <style:style style:name="P28" style:family="paragraph" style:parent-style-name="template" style:list-style-name="L5">
      <style:text-properties fo:font-style="normal" style:font-style-asian="normal" style:font-style-complex="normal"/>
    </style:style>
    <style:style style:name="P29"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26"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35192046" text:style-name="WW8Num2">
        <text:list-item>
          <text:p text:style-name="P21">Requirement Identifier (SRS-xxxx)</text:p>
        </text:list-item>
        <text:list-item>
          <text:p text:style-name="P21">Requirement Text (clear, specific and can stand alone)</text:p>
        </text:list-item>
        <text:list-item>
          <text:p text:style-name="P21">Rationale (why the requirement is necessary)</text:p>
        </text:list-item>
        <text:list-item>
          <text:p text:style-name="P21">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35187338" text:style-name="WW8Num3">
        <text:list-item>
          <text:p text:style-name="P22">Pinsetter Interface / Scorer</text:p>
        </text:list-item>
        <text:list-item>
          <text:p text:style-name="P22">Upper Display</text:p>
        </text:list-item>
        <text:list-item>
          <text:p text:style-name="P22">Lower Display / User Input</text:p>
        </text:list-item>
        <text:list-item>
          <text:p text:style-name="P22"><text:soft-page-break/>Front Desk</text:p>
        </text:list-item>
      </text:list>
      <text:p text:style-name="Text_20_body"/>
      <text:p text:style-name="Text_20_body">The Pinsetter Interface / Scorer device (Scorer) will be located on the capping between 2 pinsetters of a lane pair. <text:s/>It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can see the current scorer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the scorers, uppers and lowers on / off.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35194172" text:style-name="L1">
        <text:list-item>
          <text:p text:style-name="P23">Register bowlers by name</text:p>
        </text:list-item>
        <text:list-item>
          <text:p text:style-name="P23">Register when a ball is thrown</text:p>
        </text:list-item>
        <text:list-item>
          <text:p text:style-name="P23">Sense the standing pins after each ball thrown</text:p>
        </text:list-item>
        <text:list-item>
          <text:p text:style-name="P23">Scorer the game</text:p>
        </text:list-item>
        <text:list-item>
          <text:p text:style-name="P23">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ings on different lanes or over the internet (if the bowling center has internet access).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Linux system with a live CD (Knoppix) type of startup sequence. <text:s/>Some bowling centers don't have good air conditioning, so the computers need to run cool.</text:p>
      <text:h text:style-name="Heading_20_2" text:outline-level="2"><text:soft-page-break/>Design and Implementation Constraints</text:h>
      <text:list xml:id="list35183842" text:style-name="L2">
        <text:list-item>
          <text:p text:style-name="P25">The software will be developed in C / C++ since almost all microprocessors have compilers for those languages.</text:p>
        </text:list-item>
        <text:list-item>
          <text:p text:style-name="P25">3D graphics are planned for the Uppers and Lowers, so a decent graphics card / chip set will be needed. <text:s/>OpenGL will be used for the 3D graphics.</text:p>
        </text:list-item>
      </text:list>
      <text:list xml:id="list35204848" text:style-name="L3">
        <text:list-item>
          <text:p text:style-name="P24">The software should be designed for 32 or 64 bit processors and little or big endian processors</text:p>
        </text:list-item>
        <text:list-item>
          <text:p text:style-name="P24">The system should be reliable and small, so Linux will be used as the operating system.</text:p>
        </text:list-item>
        <text:list-item>
          <text:p text:style-name="P24">The system will be similar to a live CD (Knoppix) type of startup sequence to sample the hardware and load the correct drivers.</text:p>
        </text:list-item>
        <text:list-item>
          <text:p text:style-name="P24">Memory: 500MB minimum to support the OS and applications.</text:p>
        </text:list-item>
        <text:list-item>
          <text:p text:style-name="P24">There will be an Interface Control Document (ICD) to capture the communication protocol.</text:p>
        </text:list-item>
        <text:list-item>
          <text:p text:style-name="P24">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Pinsetter</text:h>
      <text:p text:style-name="Text_20_body">The pinsetter feature recognizes when a ball is thrown and which pins remain standing.</text:p>
      <table:table table:name="Table3" table:style-name="Table3">
        <table:table-column table:style-name="Table3.A" table:number-columns-repeated="3"/>
        <text:soft-page-break/>
        <table:table-row>
          <table:table-cell table:style-name="Table3.A1" office:value-type="string">
            <text:p text:style-name="P18">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8">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7"/>
      <table:table table:name="Table5" table:style-name="Table5">
        <table:table-column table:style-name="Table5.A" table:number-columns-repeated="3"/>
        <table:table-row>
          <table:table-cell table:style-name="Table5.A1" office:value-type="string">
            <text:p text:style-name="P18">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3"/>
      <table:table table:name="Table6" table:style-name="Table6">
        <table:table-column table:style-name="Table6.A" table:number-columns-repeated="3"/>
        <table:table-row>
          <table:table-cell table:style-name="Table6.A1" office:value-type="string">
            <text:p text:style-name="P18">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4"/>
      <table:table table:name="Table7" table:style-name="Table7">
        <table:table-column table:style-name="Table7.A" table:number-columns-repeated="3"/>
        <table:table-row>
          <table:table-cell table:style-name="Table7.A1" office:value-type="string">
            <text:p text:style-name="P20">SRS-????</text:p>
          </table:table-cell>
          <table:table-cell table:style-name="Table7.A1" office:value-type="string">
            <text:p text:style-name="P19">Priority: 1</text:p>
          </table:table-cell>
          <table:table-cell table:style-name="Table7.C1" office:value-type="string">
            <text:p text:style-name="P19"/>
          </table:table-cell>
        </table:table-row>
        <table:table-row>
          <table:table-cell table:style-name="Table7.A2" table:number-columns-spanned="3" office:value-type="string">
            <text:p text:style-name="P19"><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3"/>
      <table:table table:name="Table8" table:style-name="Table8">
        <table:table-column table:style-name="Table8.A" table:number-columns-repeated="3"/>
        <table:table-row>
          <table:table-cell table:style-name="Table8.A1" office:value-type="string">
            <text:p text:style-name="P20">SRS-????</text:p>
          </table:table-cell>
          <table:table-cell table:style-name="Table8.A1" office:value-type="string">
            <text:p text:style-name="P19">Priority: 1</text:p>
          </table:table-cell>
          <table:table-cell table:style-name="Table8.C1" office:value-type="string">
            <text:p text:style-name="P19"/>
          </table:table-cell>
        </table:table-row>
        <table:table-row>
          <table:table-cell table:style-name="Table8.A2" table:number-columns-spanned="3" office:value-type="string">
            <text:p text:style-name="P19"><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3"/>
      <table:table table:name="Table9" table:style-name="Table9">
        <table:table-column table:style-name="Table9.A" table:number-columns-repeated="3"/>
        <table:table-row>
          <table:table-cell table:style-name="Table9.A1" office:value-type="string">
            <text:p text:style-name="P20">SRS-????</text:p>
          </table:table-cell>
          <table:table-cell table:style-name="Table9.A1" office:value-type="string">
            <text:p text:style-name="P19">Priority: 1</text:p>
          </table:table-cell>
          <table:table-cell table:style-name="Table9.C1" office:value-type="string">
            <text:p text:style-name="P19"/>
          </table:table-cell>
        </table:table-row>
        <table:table-row>
          <table:table-cell table:style-name="Table9.A2" table:number-columns-spanned="3" office:value-type="string">
            <text:p text:style-name="P19"><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3"/>
      <table:table table:name="Table10" table:style-name="Table10">
        <table:table-column table:style-name="Table10.A" table:number-columns-repeated="3"/>
        <table:table-row>
          <table:table-cell table:style-name="Table10.A1" office:value-type="string">
            <text:p text:style-name="P20">SRS-????</text:p>
          </table:table-cell>
          <table:table-cell table:style-name="Table10.A1" office:value-type="string">
            <text:p text:style-name="P19">Priority: 1</text:p>
          </table:table-cell>
          <table:table-cell table:style-name="Table10.C1" office:value-type="string">
            <text:p text:style-name="P19"/>
          </table:table-cell>
        </table:table-row>
        <table:table-row>
          <table:table-cell table:style-name="Table10.A2" table:number-columns-spanned="3" office:value-type="string">
            <text:p text:style-name="P19"><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3"/>
      <text:h text:style-name="Heading_20_2" text:outline-level="2"><text:soft-page-break/>Scorer</text:h>
      <table:table table:name="Table12" table:style-name="Table12">
        <table:table-column table:style-name="Table12.A" table:number-columns-repeated="3"/>
        <table:table-row>
          <table:table-cell table:style-name="Table12.A1" office:value-type="string">
            <text:p text:style-name="P18">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20">SRS-????</text:p>
          </table:table-cell>
          <table:table-cell table:style-name="Table13.A1" office:value-type="string">
            <text:p text:style-name="P19">Priority: 1</text:p>
          </table:table-cell>
          <table:table-cell table:style-name="Table13.C1" office:value-type="string">
            <text:p text:style-name="P19"/>
          </table:table-cell>
        </table:table-row>
        <table:table-row>
          <table:table-cell table:style-name="Table13.A2" table:number-columns-spanned="3" office:value-type="string">
            <text:p text:style-name="P19"><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20">SRS-????</text:p>
          </table:table-cell>
          <table:table-cell table:style-name="Table11.A1" office:value-type="string">
            <text:p text:style-name="P19">Priority: 1</text:p>
          </table:table-cell>
          <table:table-cell table:style-name="Table11.C1" office:value-type="string">
            <text:p text:style-name="P19"/>
          </table:table-cell>
        </table:table-row>
        <table:table-row>
          <table:table-cell table:style-name="Table11.A2" table:number-columns-spanned="3" office:value-type="string">
            <text:p text:style-name="P19"><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20">SRS-????</text:p>
          </table:table-cell>
          <table:table-cell table:style-name="Table2.A1" office:value-type="string">
            <text:p text:style-name="P19">Priority: 2</text:p>
          </table:table-cell>
          <table:table-cell table:style-name="Table2.C1" office:value-type="string">
            <text:p text:style-name="P19"/>
          </table:table-cell>
        </table:table-row>
        <table:table-row>
          <table:table-cell table:style-name="Table2.A2" table:number-columns-spanned="3" office:value-type="string">
            <text:p text:style-name="P19"><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20">SRS-????</text:p>
          </table:table-cell>
          <table:table-cell table:style-name="Table14.A1" office:value-type="string">
            <text:p text:style-name="P19">Priority: 1</text:p>
          </table:table-cell>
          <table:table-cell table:style-name="Table14.C1" office:value-type="string">
            <text:p text:style-name="P19"/>
          </table:table-cell>
        </table:table-row>
        <table:table-row>
          <table:table-cell table:style-name="Table14.A2" table:number-columns-spanned="3" office:value-type="string">
            <text:p text:style-name="P19"><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20">SRS-????</text:p>
          </table:table-cell>
          <table:table-cell table:style-name="Table15.A1" office:value-type="string">
            <text:p text:style-name="P19">Priority: 5</text:p>
          </table:table-cell>
          <table:table-cell table:style-name="Table15.C1" office:value-type="string">
            <text:p text:style-name="P19"/>
          </table:table-cell>
        </table:table-row>
        <table:table-row>
          <table:table-cell table:style-name="Table15.A2" table:number-columns-spanned="3" office:value-type="string">
            <text:p text:style-name="P19"><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
      <table:table table:name="Table16" table:style-name="Table16">
        <table:table-column table:style-name="Table16.A" table:number-columns-repeated="3"/>
        <table:table-row>
          <table:table-cell table:style-name="Table16.A1" office:value-type="string">
            <text:p text:style-name="P20">SRS-????</text:p>
          </table:table-cell>
          <table:table-cell table:style-name="Table16.A1" office:value-type="string">
            <text:p text:style-name="P19">Priority: 4</text:p>
          </table:table-cell>
          <table:table-cell table:style-name="Table16.C1" office:value-type="string">
            <text:p text:style-name="P19"/>
          </table:table-cell>
        </table:table-row>
        <table:table-row>
          <table:table-cell table:style-name="Table16.A2" table:number-columns-spanned="3" office:value-type="string">
            <text:p text:style-name="P19"><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ext:soft-page-break/>
        <table:table-row>
          <table:table-cell table:style-name="Table17.A1" office:value-type="string">
            <text:p text:style-name="P20">SRS-????</text:p>
          </table:table-cell>
          <table:table-cell table:style-name="Table17.A1" office:value-type="string">
            <text:p text:style-name="P19">Priority: 3</text:p>
          </table:table-cell>
          <table:table-cell table:style-name="Table17.C1" office:value-type="string">
            <text:p text:style-name="P19"/>
          </table:table-cell>
        </table:table-row>
        <table:table-row>
          <table:table-cell table:style-name="Table17.A2" table:number-columns-spanned="3" office:value-type="string">
            <text:p text:style-name="P19"><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20">SRS-????</text:p>
          </table:table-cell>
          <table:table-cell table:style-name="Table18.A1" office:value-type="string">
            <text:p text:style-name="P19">Priority: 4</text:p>
          </table:table-cell>
          <table:table-cell table:style-name="Table18.C1" office:value-type="string">
            <text:p text:style-name="P19"/>
          </table:table-cell>
        </table:table-row>
        <table:table-row>
          <table:table-cell table:style-name="Table18.A2" table:number-columns-spanned="3" office:value-type="string">
            <text:p text:style-name="P19"><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20">SRS-????</text:p>
          </table:table-cell>
          <table:table-cell table:style-name="Table19.A1" office:value-type="string">
            <text:p text:style-name="P19">Priority: 3</text:p>
          </table:table-cell>
          <table:table-cell table:style-name="Table19.C1" office:value-type="string">
            <text:p text:style-name="P19"/>
          </table:table-cell>
        </table:table-row>
        <table:table-row>
          <table:table-cell table:style-name="Table19.A2" table:number-columns-spanned="3" office:value-type="string">
            <text:p text:style-name="P19"><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20">SRS-????</text:p>
          </table:table-cell>
          <table:table-cell table:style-name="Table20.A1" office:value-type="string">
            <text:p text:style-name="P19">Priority: 5</text:p>
          </table:table-cell>
          <table:table-cell table:style-name="Table20.C1" office:value-type="string">
            <text:p text:style-name="P19"/>
          </table:table-cell>
        </table:table-row>
        <table:table-row>
          <table:table-cell table:style-name="Table20.A2" table:number-columns-spanned="3" office:value-type="string">
            <text:p text:style-name="P19"><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20">SRS-????</text:p>
          </table:table-cell>
          <table:table-cell table:style-name="Table21.A1" office:value-type="string">
            <text:p text:style-name="P19">Priority: 1</text:p>
          </table:table-cell>
          <table:table-cell table:style-name="Table21.C1" office:value-type="string">
            <text:p text:style-name="P19"/>
          </table:table-cell>
        </table:table-row>
        <table:table-row>
          <table:table-cell table:style-name="Table21.A2" table:number-columns-spanned="3" office:value-type="string">
            <text:p text:style-name="P19"><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20">SRS-????</text:p>
          </table:table-cell>
          <table:table-cell table:style-name="Table22.A1" office:value-type="string">
            <text:p text:style-name="P19">Priority: 1</text:p>
          </table:table-cell>
          <table:table-cell table:style-name="Table22.C1" office:value-type="string">
            <text:p text:style-name="P19"/>
          </table:table-cell>
        </table:table-row>
        <table:table-row>
          <table:table-cell table:style-name="Table22.A2" table:number-columns-spanned="3" office:value-type="string">
            <text:p text:style-name="P19"><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8">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8">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 <text:s/>Higher resolutions should also be supported.</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8">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upport a screen resolution of 800 x 600 for small screens.</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8">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8">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8">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text:p>
          </table:table-cell>
          <table:covered-table-cell/>
          <table:covered-table-cell/>
        </table:table-row>
        <table:table-row>
          <table:table-cell table:style-name="Table24.A2" table:number-columns-spanned="3" office:value-type="string">
            <text:p text:style-name="Table_20_Contents"><text:span text:style-name="T4">Rationale</text:span>: <text: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8">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he graphics shall support </text:p>
          </table:table-cell>
          <table:covered-table-cell/>
          <table:covered-table-cell/>
        </table:table-row>
        <table:table-row>
          <table:table-cell table:style-name="Table29.A2" table:number-columns-spanned="3" office:value-type="string">
            <text:p text:style-name="Table_20_Contents"><text:span text:style-name="T4">Rationale</text:span>: <text:s/></text:p>
          </table:table-cell>
          <table:covered-table-cell/>
          <table:covered-table-cell/>
        </table:table-row>
      </table:table>
      <text:p text:style-name="Standard"/>
      <text:p text:style-name="Text_20_body">Screens for scoring should be scalable to many sizes. <text:s/>May be embedded in a frame of a window to sports scores can scroll across the bottom and other information can be displayed in other frames.</text:p>
      <text:p text:style-name="Text_20_body"/>
      <text:h text:style-name="Heading_20_2" text:outline-level="2"><text:soft-page-break/>Front Desk</text:h>
      <text:p text:style-name="Text_20_body">Intercom (VOIP) system – low priority</text:p>
      <text:h text:style-name="Heading_20_1" text:outline-level="1">External Interface Requirements</text:h>
      <text:h text:style-name="Heading_20_2" text:outline-level="2">User Interfaces</text:h>
      <text:p text:style-name="Text_20_body">Screens.</text:p>
      <text:p text:style-name="Text_20_body"/>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ext:soft-page-break/>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Create an ICD</text:p>
      <text:p text:style-name="Text_20_body">Heart beat message for each device (once a second).</text:p>
      <text:p text:style-name="Text_20_body">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xt_20_body">Startup within 3 minutes (2 preferred)</text:p>
      <text:p text:style-name="Text_20_body">Sample hardware on startup and load the proper drivers.</text:p>
      <text:p text:style-name="Text_20_body">Multi-threaded to keep performance high.</text:p>
      <text:p text:style-name="Text_20_body">Interrupt based – not polling</text:p>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text:soft-page-break/>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xt_20_body">Configuration capture utility</text:p>
      <text:p text:style-name="Text_20_body">Configuration files to setup the computers (web cam drivers, lane number, host name, etc)</text:p>
      <text:p text:style-name="Text_20_body">Log files (flash memory with limited writes)</text:p>
      <text:p text:style-name="Text_20_body"/>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soft-page-break/>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
      <text:p text:style-name="P5">Prototype items:</text:p>
      <text:list xml:id="list35193856" text:style-name="L4">
        <text:list-item>
          <text:p text:style-name="P27">Pinsetter switch signals. <text:s/>Use RS232 (DB9) or parallel port?</text:p>
        </text:list-item>
        <text:list-item>
          <text:p text:style-name="P27">Pinsetter web cam with Linux</text:p>
        </text:list-item>
        <text:list-item>
          <text:p text:style-name="P27">Analyzing picture of pins and sending data to other computers – embed picture file in XML?or FTP / TFTP instead (Qt has an FTP class)? <text:s/>Same issue with software updates and image / exciter / advertisement updates.</text:p>
        </text:list-item>
        <text:list-item>
          <text:p text:style-name="P27">One computer to drive both lower screens &amp; touchscreens.</text:p>
        </text:list-item>
        <text:list-item>
          <text:p text:style-name="P27">Mini-ITX board with SD-to-IDE board running LiveCD type of Linux.</text:p>
        </text:list-item>
        <text:list-item>
          <text:p text:style-name="P27">Qt screen development with OpenGL and “stretch” screens to fit different resolutions.</text:p>
        </text:list-item>
      </text:list>
      <text:p text:style-name="P5"/>
      <text:p text:style-name="P5">Utilities:</text:p>
      <text:list xml:id="list35184847" text:style-name="L5">
        <text:list-item>
          <text:p text:style-name="P28">Configuration file to sum up all relevant software versions</text:p>
        </text:list-item>
        <text:list-item>
          <text:p text:style-name="P28">Pinsetter ball indicator</text:p>
        </text:list-item>
        <text:list-item>
          <text:p text:style-name="P28">Software updater / installer</text:p>
        </text:list-item>
        <text:list-item>
          <text:p text:style-name="P28">Testing software. <text:s/>BIT – Built In Test software to help troubleshoot issues.</text:p>
        </text:list-item>
        <text:list-item>
          <text:p text:style-name="P28">Assign IP addresses and/or host names for the devices (before first use)</text:p>
        </text:list-item>
        <text:list-item>
          <text:p text:style-name="P28">Pinsetter simulator for testing the uppers and low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3</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3</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Matt Mead</dc:creator>
    <dc:date>2009-11-30T15:09:54.57</dc:date>
    <meta:editing-cycles>90</meta:editing-cycles>
    <meta:editing-duration>PT36H00M34S</meta:editing-duration>
    <meta:generator>OpenOffice.org/3.1$Win32 OpenOffice.org_project/310m19$Build-9420</meta:generator>
    <meta:keyword>OpenBowling</meta:keyword>
    <meta:document-statistic meta:table-count="29" meta:image-count="0" meta:object-count="0" meta:page-count="15" meta:paragraph-count="300" meta:word-count="3791" meta:character-count="23289"/>
    <meta:user-defined meta:name="Project">The OpenBowling Project</meta:user-defined>
    <meta:user-defined meta:name="dgnword-docGUID">{2CC74E0D-E94F-445A-8743-4FB3C5B198CA}</meta:user-defined>
    <meta:user-defined meta:name="dgnword-eventsink">22325624</meta:user-defined>
  </office:meta>
</office:document-meta>
</file>